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fo:background-color="#FF00FF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fo:background-color="#FF00FF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fo:background-color="#FF00FF"/>
    </style:style>
    <style:style style:name="T8" style:parent-style-name="DefaultParagraphFont" style:family="text">
      <style:text-properties fo:background-color="#FF00FF"/>
    </style:style>
    <style:style style:name="T9" style:parent-style-name="DefaultParagraphFont" style:family="text">
      <style:text-properties fo:background-color="#FF00FF"/>
    </style:style>
    <style:style style:name="T10" style:parent-style-name="DefaultParagraphFont" style:family="text">
      <style:text-properties fo:background-color="#FF00FF"/>
    </style:style>
    <style:style style:name="T11" style:parent-style-name="DefaultParagraphFont" style:family="text">
      <style:text-properties fo:background-color="#FF00FF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background-color="#FF00FF"/>
    </style:style>
    <style:style style:name="T19" style:parent-style-name="DefaultParagraphFont" style:family="text">
      <style:text-properties fo:background-color="#FF00FF"/>
    </style:style>
  </office:automatic-styles>
  <office:body>
    <office:text text:use-soft-page-breaks="true">
      <text:p text:style-name="P1"> <text:s/><text:span text:style-name="T2">✔️</text:span><text:s/><text:span text:style-name="T3">UserRepository (dependency</text:span><text:s/>/ external system)</text:p>
      <text:p text:style-name="Normal"> <text:s/><text:span text:style-name="T4">✔️</text:span><text:s/><text:span text:style-name="T5">UserService (business logic)</text:span></text:p>
      <text:p text:style-name="Normal"> <text:s/><text:span text:style-name="T6">✔️</text:span><text:s/>UserServiceTest</text:p>
      <text:p text:style-name="Normal"/>
      <text:p text:style-name="Normal"><text:span text:style-name="T7">UserServiceTest</text:span></text:p>
      <text:p text:style-name="Normal"><text:s text:c="3"/>|</text:p>
      <text:p text:style-name="Normal"><text:s text:c="3"/>|--<text:s/><text:span text:style-name="T8">@Mock</text:span><text:s/>UserRepository <text:s text:c="2"/>(<text:span text:style-name="T9">fake dependency</text:span>)</text:p>
      <text:p text:style-name="Normal"><text:s text:c="3"/>|</text:p>
      <text:p text:style-name="Normal"><text:s text:c="3"/>|--<text:s/><text:span text:style-name="T10">@InjectMocks</text:span><text:s/>UserService (<text:span text:style-name="T11">real logic</text:span>)</text:p>
      <text:list text:style-name="LFO1" text:continue-numbering="true">
        <text:list-item>
          <text:p text:style-name="P12">The<text:s/><text:span text:style-name="T13">service is REAL</text:span></text:p>
        </text:list-item>
        <text:list-item>
          <text:p text:style-name="P14">The<text:s/><text:span text:style-name="T15">repository is FAKE</text:span></text:p>
        </text:list-item>
        <text:list-item>
          <text:p text:style-name="P16">The<text:s/><text:span text:style-name="T17">behavior of the fake is controlled by you</text:span></text:p>
        </text:list-item>
      </text:list>
      <text:p text:style-name="Normal">That’s<text:s/><text:span text:style-name="T18">unit testing</text:span><text:span text:style-name="T19">.</text:span></text:p>
      <text:p text:style-name="Normal"/>
      <text:p text:style-name="Normal">If someone asks:</text:p>
      <text:p text:style-name="Normal">“Did your test hit the database?”</text:p>
      <text:p text:style-name="Normal">You say:</text:p>
      <text:p text:style-name="Normal">“No, I mocked the repository to isolate service logic.”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2-02T14:24:00Z</meta:creation-date>
    <dc:date>2026-02-07T22:28:00Z</dc:date>
    <meta:template xlink:href="Normal.dotm" xlink:type="simple"/>
    <meta:editing-cycles>1</meta:editing-cycles>
    <meta:editing-duration>PT900S</meta:editing-duration>
    <meta:document-statistic meta:page-count="1" meta:paragraph-count="1" meta:word-count="68" meta:character-count="458" meta:row-count="3" meta:non-whitespace-character-count="391"/>
  </office:meta>
</office:document-meta>
</file>